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body>
    <office:text>
      <text:p text:style-name="P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2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3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4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5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6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7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8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9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10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11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12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13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14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15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16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17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18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_19" style:family="text">
      <style:text-properties style:font-name="Times New Roman" fo:font-size="8pt" style:font-name-asian="Times New Roman" style:font-size-asian="8pt" style:font-name-complex="Times New Roman" style:font-size-complex="8pt"/>
    </style:style>
  </office:automatic-styles>
  <office:master-styles>
    <style:master-page style:name="Standard" style:page-layout-name="pm1">
      <style:header>
        <text:p text:style-name="P1"><text:span text:style-name="T1_1">Running</text:span><text:span text:style-name="T1_2"><text:s/></text:span><text:span text:style-name="T1_3">header</text:span><text:span text:style-name="T1_4">:<text:s/></text:span><text:span text:style-name="T1_5">DRAWING</text:span><text:span text:style-name="T1_6"><text:s/></text:span><text:span text:style-name="T1_7">PARRALELS</text:span><text:span text:style-name="T1_8"><text:s/></text:span><text:span text:style-name="T1_9">BETWEEN</text:span><text:span text:style-name="T1_10"><text:s/></text:span><text:span text:style-name="T1_11">TECHNICAL</text:span><text:span text:style-name="T1_12"><text:s/></text:span><text:span text:style-name="T1_13">COMMUNICATIONS</text:span><text:span text:style-name="T1_14"><text:s/></text:span><text:span text:style-name="T1_15">TEXTBOOK</text:span><text:span text:style-name="T1_16"><text:s/></text:span><text:span text:style-name="T1_17">AND</text:span><text:span text:style-name="T1_18"><text:s/></text:span><text:span text:style-name="T1_19">DRAGONRAA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